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00000008078E9D9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cm" svg:stroke-color="#4f81bd" draw:marker-start-width="0.2cm" draw:marker-end-width="0.2cm" draw:fill="bitmap" draw:fill-color="#4f81bd" draw:fill-image-name="Bitmape_20_1" draw:fill-image-width="4.335cm" draw:fill-image-height="4.335cm" style:repeat="repeat" draw:fill-image-ref-point="top-left" draw:auto-grow-height="false" fo:padding-top="0.219cm" fo:padding-bottom="0.092cm" fo:padding-left="0.219cm" fo:padding-right="0.219cm" fo:wrap-option="wrap"/>
    </style:style>
    <style:style style:name="gr2" style:family="graphic" style:parent-style-name="standard">
      <style:graphic-properties draw:stroke="none" svg:stroke-width="0cm" svg:stroke-color="#4f81bd" draw:marker-start-width="0.2cm" draw:marker-end-width="0.2cm" draw:fill="solid" draw:fill-color="#7f7f7f" draw:auto-grow-height="false" fo:padding-top="0.219cm" fo:padding-bottom="0.092cm" fo:padding-left="0.219cm" fo:padding-right="0.219cm" fo:wrap-option="wrap"/>
    </style:style>
    <style:style style:name="gr3" style:family="graphic" style:parent-style-name="standard">
      <style:graphic-properties draw:stroke="none" svg:stroke-width="0cm" svg:stroke-color="#4f81bd" draw:marker-start-width="0.2cm" draw:marker-end-width="0.2cm" draw:fill="bitmap" draw:fill-color="#4f81bd" draw:fill-image-name="Bitmape_20_1" draw:fill-image-width="4.335cm" draw:fill-image-height="4.335cm" style:repeat="repeat" draw:fill-image-ref-point="top-left" draw:auto-grow-height="false" fo:padding-top="0.219cm" fo:padding-bottom="0.092cm" fo:padding-left="0.219cm" fo:padding-right="0.219cm" fo:wrap-option="wrap"/>
    </style:style>
    <style:style style:name="gr4" style:family="graphic" style:parent-style-name="standard">
      <style:graphic-properties draw:stroke="none" svg:stroke-width="0cm" svg:stroke-color="#4f81bd" draw:marker-start-width="0.2cm" draw:marker-end-width="0.2cm" draw:fill="solid" draw:fill-color="#c3d69b" draw:auto-grow-height="false" fo:padding-top="0.219cm" fo:padding-bottom="0.092cm" fo:padding-left="0.219cm" fo:padding-right="0.219cm" fo:wrap-option="wrap"/>
    </style:style>
    <style:style style:name="gr5" style:family="graphic" style:parent-style-name="standard">
      <style:graphic-properties draw:stroke="none" svg:stroke-width="0cm" svg:stroke-color="#4f81bd" draw:marker-start-width="0.2cm" draw:marker-end-width="0.2cm" draw:fill="solid" draw:fill-color="#95b3d7" draw:auto-grow-height="false" fo:padding-top="0.219cm" fo:padding-bottom="0.092cm" fo:padding-left="0.219cm" fo:padding-right="0.219cm" fo:wrap-option="wrap"/>
    </style:style>
    <style:style style:name="gr6" style:family="graphic" style:parent-style-name="standard">
      <style:graphic-properties draw:stroke="none" svg:stroke-width="0cm" svg:stroke-color="#4f81bd" draw:marker-start-width="0.2cm" draw:marker-end-width="0.2cm" draw:fill="solid" draw:fill-color="#fac090" draw:auto-grow-height="false" fo:padding-top="0.219cm" fo:padding-bottom="0.092cm" fo:padding-left="0.219cm" fo:padding-right="0.219cm" fo:wrap-option="wrap"/>
    </style:style>
    <style:style style:name="gr7" style:family="graphic" style:parent-style-name="standard" style:list-style-name="L1">
      <style:graphic-properties draw:stroke="none" svg:stroke-width="0cm" svg:stroke-color="#4f81bd" draw:marker-start-width="0.2cm" draw:marker-end-width="0.2cm" draw:fill="solid" draw:fill-color="#d99594" draw:auto-grow-height="false" fo:padding-top="0.219cm" fo:padding-bottom="0.092cm" fo:padding-left="0.219cm" fo:padding-right="0.219cm" fo:wrap-option="wrap"/>
    </style:style>
    <style:style style:name="gr8" style:family="graphic" style:parent-style-name="standard">
      <style:graphic-properties draw:stroke="none" svg:stroke-width="0cm" svg:stroke-color="#4f81bd" draw:marker-start-width="0.2cm" draw:marker-end-width="0.2cm" draw:fill="solid" draw:fill-color="#d99594" draw:auto-grow-height="false" fo:padding-top="0.219cm" fo:padding-bottom="0.092cm" fo:padding-left="0.219cm" fo:padding-right="0.219cm" fo:wrap-option="wrap"/>
    </style:style>
    <style:style style:name="gr9" style:family="graphic" style:parent-style-name="standard">
      <style:graphic-properties draw:stroke="none" svg:stroke-width="0.07cm" svg:stroke-color="#4f81bd" draw:fill="solid" draw:fill-color="#fac090" draw:auto-grow-height="false" fo:padding-top="0.254cm" fo:padding-bottom="0.127cm" fo:padding-left="0.254cm" fo:padding-right="0.254cm" fo:wrap-option="wrap"/>
    </style:style>
    <style:style style:name="gr10" style:family="graphic" style:parent-style-name="standard" style:list-style-name="L1">
      <style:graphic-properties draw:stroke="none" svg:stroke-width="0.07cm" svg:stroke-color="#4f81bd" draw:fill="solid" draw:fill-color="#fac090" draw:auto-grow-height="false" fo:padding-top="0.254cm" fo:padding-bottom="0.127cm" fo:padding-left="0.254cm" fo:padding-right="0.254cm" fo:wrap-option="wrap"/>
    </style:style>
    <style:style style:name="gr11" style:family="graphic" style:parent-style-name="standard" style:list-style-name="L1">
      <style:graphic-properties draw:stroke="none" svg:stroke-width="0.07cm" svg:stroke-color="#4f81bd" draw:fill="solid" draw:fill-color="#95b3d7" draw:auto-grow-height="false" fo:padding-top="0.254cm" fo:padding-bottom="0.127cm" fo:padding-left="0.254cm" fo:padding-right="0.254cm" fo:wrap-option="wrap"/>
    </style:style>
    <style:style style:name="gr12" style:family="graphic" style:parent-style-name="standard" style:list-style-name="L1">
      <style:graphic-properties draw:stroke="none" svg:stroke-width="0cm" svg:stroke-color="#4f81bd" draw:marker-start-width="0.2cm" draw:marker-end-width="0.2cm" draw:fill="bitmap" draw:fill-color="#4f81bd" draw:fill-image-name="Bitmape_20_1" draw:fill-image-width="4.335cm" draw:fill-image-height="4.335cm" style:repeat="repeat" draw:fill-image-ref-point="top-left" draw:auto-grow-height="false" fo:padding-top="0.219cm" fo:padding-bottom="0.092cm" fo:padding-left="0.219cm" fo:padding-right="0.219cm" fo:wrap-option="wrap"/>
    </style:style>
    <style:style style:name="gr13" style:family="graphic" style:parent-style-name="standard">
      <style:graphic-properties draw:stroke="none" svg:stroke-width="0.07cm" svg:stroke-color="#4f81bd" draw:fill="solid" draw:fill-color="#c3d69b" draw:auto-grow-height="false" fo:padding-top="0.254cm" fo:padding-bottom="0.127cm" fo:padding-left="0.254cm" fo:padding-right="0.254cm" fo:wrap-option="wrap"/>
    </style:style>
    <style:style style:name="gr14" style:family="graphic" style:parent-style-name="standard" style:list-style-name="L1">
      <style:graphic-properties draw:stroke="none" svg:stroke-width="0.07cm" svg:stroke-color="#4f81bd" draw:fill="solid" draw:fill-color="#fac090" draw:auto-grow-height="false" fo:padding-top="0.254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width="0.07cm" svg:stroke-color="#4f81bd" draw:fill="solid" draw:fill-color="#7f7f7f" draw:auto-grow-height="false" fo:padding-top="0.254cm" fo:padding-bottom="0.127cm" fo:padding-left="0.254cm" fo:padding-right="0.254cm" fo:wrap-option="wrap"/>
    </style:style>
    <style:style style:name="gr16" style:family="graphic" style:parent-style-name="standard">
      <style:graphic-properties draw:stroke="none" svg:stroke-width="0cm" svg:stroke-color="#4f81bd" draw:marker-start-width="0.2cm" draw:marker-end-width="0.2cm" draw:fill="solid" draw:fill-color="#fac090" draw:auto-grow-height="false" fo:padding-top="0.219cm" fo:padding-bottom="0.092cm" fo:padding-left="0.219cm" fo:padding-right="0.219cm" fo:wrap-option="wrap"/>
    </style:style>
    <style:style style:name="gr17" style:family="graphic" style:parent-style-name="standard">
      <style:graphic-properties draw:stroke="none" svg:stroke-color="#000000" draw:fill="none" draw:fill-color="#ffffff" fo:min-height="1cm"/>
    </style:style>
    <style:style style:name="gr18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marker-start="Arrow" draw:fill="none" draw:fill-color="#ffffff" fo:min-height="0cm"/>
    </style:style>
    <style:style style:name="P1" style:family="paragraph">
      <style:paragraph-properties fo:margin-left="0cm" fo:margin-right="0cm" fo:text-align="center" fo:text-indent="0cm" style:punctuation-wrap="hanging"/>
      <style:text-properties fo:hyphenate="false"/>
    </style:style>
    <style:style style:name="P2" style:family="paragraph">
      <style:paragraph-properties fo:margin-left="0cm" fo:margin-right="0cm" fo:text-align="center" fo:text-indent="0cm" style:punctuation-wrap="hanging"/>
      <style:text-properties fo:color="#ffffff" fo:font-family="'Times New Roman'" style:font-family-generic="roman" style:font-pitch="variable" fo:font-size="12pt" style:font-size-asian="12pt" style:font-size-complex="12pt" fo:hyphenate="false"/>
    </style:style>
    <style:style style:name="P3" style:family="paragraph">
      <style:text-properties fo:color="#ffffff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ff" fo:font-family="'Times New Roman'" style:font-family-generic="roman" style:font-pitch="variable" fo:font-size="12pt" style:font-size-asian="12pt" style:font-size-complex="1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family="'Times New Roman'" style:font-family-generic="roman" style:font-pitch="variable"/>
    </style:style>
    <style:style style:name="P8" style:family="paragraph">
      <style:paragraph-properties fo:margin-left="0cm" fo:margin-right="0cm" fo:text-indent="0cm"/>
      <style:text-properties fo:font-family="'Times New Roman'" style:font-style-name="Normal" style:font-family-generic="roman" style:font-pitch="variable"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color="#000000" style:text-line-through-style="none" fo:font-family="'Times New Roman'" style:font-family-generic="roman" style:font-pitch="variable" fo:font-size="12pt" fo:language="en" fo:country="US" fo:font-style="normal" fo:font-weight="normal" style:font-family-asian="+mn-ea" style:font-size-asian="12pt" style:language-asian="en" style:country-asian="US" style:font-style-asian="normal" style:font-weight-asian="normal" style:font-family-complex="+mn-cs" style:font-size-complex="12pt" style:language-complex="en" style:country-complex="US" style:font-style-complex="normal" style:font-weight-complex="normal"/>
    </style:style>
    <style:style style:name="T2" style:family="text">
      <style:text-properties fo:color="#000000" style:text-line-through-style="none" fo:font-family="'Times New Roman'" style:font-family-generic="roman" style:font-pitch="variable" fo:font-size="12pt" fo:language="en" fo:country="US" fo:font-style="normal" fo:font-weight="normal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/>
    </style:style>
    <style:style style:name="T3" style:family="text">
      <style:text-properties fo:font-family="'Times New Roman'" style:font-family-generic="roman" style:font-pitch="variable"/>
    </style:style>
    <style:style style:name="T4" style:family="text">
      <style:text-properties fo:font-family="'Times New Roman'" style:font-style-name="Normal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g>
          <draw:g>
            <draw:custom-shape draw:name="직사각형 3" draw:style-name="gr1" draw:text-style-name="P2" draw:layer="layout" svg:width="9cm" svg:height="0.791cm" svg:x="1cm" svg:y="1.714cm">
              <text:p text:style-name="P1"><text:span text:style-name="T1">Glass Substrat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name="직사각형 4" draw:style-name="gr2" draw:text-style-name="P3" draw:layer="layout" svg:width="9cm" svg:height="0.197cm" svg:x="1cm" svg:y="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name="직사각형 3" draw:style-name="gr3" draw:text-style-name="P2" draw:layer="layout" svg:width="9cm" svg:height="0.791cm" svg:x="1cm" svg:y="4.709cm">
              <text:p text:style-name="P1"><text:span text:style-name="T1">Glass Substrate</text:span></text:p>
              <draw:enhanced-geometry svg:viewBox="0 0 21600 21600" draw:type="rectangle" draw:enhanced-path="M 0 0 L 21600 0 21600 21600 0 21600 0 0 Z N"/>
            </draw:custom-shape>
            <draw:custom-shape draw:name="직사각형 4" draw:style-name="gr2" draw:text-style-name="P3" draw:layer="layout" svg:width="2.176cm" svg:height="0.197cm" svg:x="2.019cm" svg:y="4.521cm">
              <text:p/>
              <draw:enhanced-geometry svg:viewBox="0 0 21600 21600" draw:type="rectangle" draw:enhanced-path="M 0 0 L 21600 0 21600 21600 0 21600 0 0 Z N"/>
            </draw:custom-shape>
            <draw:custom-shape draw:name="직사각형 4" draw:style-name="gr2" draw:text-style-name="P3" draw:layer="layout" svg:width="2.176cm" svg:height="0.198cm" svg:x="6.766cm" svg:y="4.512cm">
              <text:p/>
              <draw:enhanced-geometry svg:viewBox="0 0 21600 21600" draw:type="rectangle" draw:enhanced-path="M 0 0 L 21600 0 21600 21600 0 21600 0 0 Z N"/>
            </draw:custom-shape>
            <draw:custom-shape draw:name="직사각형 4" draw:style-name="gr4" draw:text-style-name="P3" draw:layer="layout" svg:width="2.176cm" svg:height="0.197cm" svg:x="2.019cm" svg:y="4.336cm">
              <text:p/>
              <draw:enhanced-geometry svg:viewBox="0 0 21600 21600" draw:type="rectangle" draw:enhanced-path="M 0 0 L 21600 0 21600 21600 0 21600 0 0 Z N"/>
            </draw:custom-shape>
            <draw:custom-shape draw:name="직사각형 4" draw:style-name="gr4" draw:text-style-name="P3" draw:layer="layout" svg:width="2.176cm" svg:height="0.197cm" svg:x="6.766cm" svg:y="4.33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name="직사각형 4" draw:style-name="gr5" draw:text-style-name="P2" draw:layer="layout" svg:width="8.999cm" svg:height="0.761cm" svg:x="1cm" svg:y="8.617cm">
              <text:p text:style-name="P1"><text:span text:style-name="T1">a-Si:H</text:span></text:p>
              <draw:enhanced-geometry svg:viewBox="0 0 21600 21600" draw:type="rectangle" draw:enhanced-path="M 0 0 L 21600 0 21600 21600 0 21600 0 0 Z N"/>
            </draw:custom-shape>
            <draw:custom-shape draw:name="직사각형 3" draw:style-name="gr3" draw:text-style-name="P2" draw:layer="layout" svg:width="8.999cm" svg:height="0.791cm" svg:x="1.001cm" svg:y="9.369cm">
              <text:p text:style-name="P1"><text:span text:style-name="T1">Glass Substrate</text:span></text:p>
              <draw:enhanced-geometry svg:viewBox="0 0 21600 21600" draw:type="rectangle" draw:enhanced-path="M 0 0 L 21600 0 21600 21600 0 21600 0 0 Z N"/>
            </draw:custom-shape>
            <draw:custom-shape draw:name="직사각형 4" draw:style-name="gr2" draw:text-style-name="P3" draw:layer="layout" svg:width="2.176cm" svg:height="0.197cm" svg:x="2.019cm" svg:y="9.181cm">
              <text:p/>
              <draw:enhanced-geometry svg:viewBox="0 0 21600 21600" draw:type="rectangle" draw:enhanced-path="M 0 0 L 21600 0 21600 21600 0 21600 0 0 Z N"/>
            </draw:custom-shape>
            <draw:custom-shape draw:name="직사각형 4" draw:style-name="gr2" draw:text-style-name="P3" draw:layer="layout" svg:width="2.176cm" svg:height="0.198cm" svg:x="6.766cm" svg:y="9.172cm">
              <text:p/>
              <draw:enhanced-geometry svg:viewBox="0 0 21600 21600" draw:type="rectangle" draw:enhanced-path="M 0 0 L 21600 0 21600 21600 0 21600 0 0 Z N"/>
            </draw:custom-shape>
            <draw:custom-shape draw:name="직사각형 4" draw:style-name="gr4" draw:text-style-name="P3" draw:layer="layout" svg:width="2.176cm" svg:height="0.198cm" svg:x="2.019cm" svg:y="8.987cm">
              <text:p/>
              <draw:enhanced-geometry svg:viewBox="0 0 21600 21600" draw:type="rectangle" draw:enhanced-path="M 0 0 L 21600 0 21600 21600 0 21600 0 0 Z N"/>
            </draw:custom-shape>
            <draw:custom-shape draw:name="직사각형 4" draw:style-name="gr4" draw:text-style-name="P3" draw:layer="layout" svg:width="2.176cm" svg:height="0.198cm" svg:x="6.766cm" svg:y="8.987cm">
              <text:p/>
              <draw:enhanced-geometry svg:viewBox="0 0 21600 21600" draw:type="rectangle" draw:enhanced-path="M 0 0 L 21600 0 21600 21600 0 21600 0 0 Z N"/>
            </draw:custom-shape>
            <draw:custom-shape draw:name="직사각형 4" draw:style-name="gr6" draw:text-style-name="P2" draw:layer="layout" svg:width="8.999cm" svg:height="0.76cm" svg:x="1cm" svg:y="7.879cm">
              <text:p text:style-name="P1"><text:span text:style-name="T1">a-SiNx:H</text:span></text:p>
              <draw:enhanced-geometry svg:viewBox="0 0 21600 21600" draw:type="rectangle" draw:enhanced-path="M 0 0 L 21600 0 21600 21600 0 21600 0 0 Z N"/>
            </draw:custom-shape>
            <draw:custom-shape draw:name="직사각형 4" draw:style-name="gr2" draw:text-style-name="P3" draw:layer="layout" svg:width="8.999cm" svg:height="0.233cm" svg:x="1cm" svg:y="7.668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name="직사각형 4" draw:style-name="gr5" draw:text-style-name="P2" draw:layer="layout" svg:width="9cm" svg:height="0.76cm" svg:x="1cm" svg:y="13.472cm">
                <text:p text:style-name="P1"><text:span text:style-name="T1">a-Si:H</text:span></text:p>
                <draw:enhanced-geometry svg:viewBox="0 0 21600 21600" draw:type="rectangle" draw:enhanced-path="M 0 0 L 21600 0 21600 21600 0 21600 0 0 Z N"/>
              </draw:custom-shape>
              <draw:custom-shape draw:name="직사각형 3" draw:style-name="gr3" draw:text-style-name="P2" draw:layer="layout" svg:width="9cm" svg:height="0.791cm" svg:x="1cm" svg:y="14.223cm">
                <text:p text:style-name="P1"><text:span text:style-name="T1">Glass Substrate</text:span></text:p>
                <draw:enhanced-geometry svg:viewBox="0 0 21600 21600" draw:type="rectangle" draw:enhanced-path="M 0 0 L 21600 0 21600 21600 0 21600 0 0 Z N"/>
              </draw:custom-shape>
              <draw:custom-shape draw:name="직사각형 4" draw:style-name="gr2" draw:text-style-name="P3" draw:layer="layout" svg:width="2.176cm" svg:height="0.197cm" svg:x="2.019cm" svg:y="14.035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2" draw:text-style-name="P3" draw:layer="layout" svg:width="2.176cm" svg:height="0.198cm" svg:x="6.766cm" svg:y="14.026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4" draw:text-style-name="P3" draw:layer="layout" svg:width="2.176cm" svg:height="0.197cm" svg:x="2.019cm" svg:y="13.833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4" draw:text-style-name="P3" draw:layer="layout" svg:width="2.176cm" svg:height="0.197cm" svg:x="6.766cm" svg:y="13.833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6" draw:text-style-name="P2" draw:layer="layout" svg:width="9cm" svg:height="0.761cm" svg:x="1cm" svg:y="12.733cm">
                <text:p text:style-name="P1"><text:span text:style-name="T1">a-SiNx:H</text:span></text:p>
                <draw:enhanced-geometry svg:viewBox="0 0 21600 21600" draw:type="rectangle" draw:enhanced-path="M 0 0 L 21600 0 21600 21600 0 21600 0 0 Z N"/>
              </draw:custom-shape>
              <draw:custom-shape draw:name="직사각형 4" draw:style-name="gr2" draw:text-style-name="P3" draw:layer="layout" svg:width="3.797cm" svg:height="0.21cm" svg:x="3.602cm" svg:y="12.522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7" draw:text-style-name="P2" draw:layer="layout" svg:width="3.797cm" svg:height="0.725cm" svg:x="3.602cm" svg:y="11.8cm">
                <text:p text:style-name="P1"><text:span text:style-name="T1">PR</text:span>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name="직사각형 4" draw:style-name="gr5" draw:text-style-name="P2" draw:layer="layout" svg:width="4.135cm" svg:height="0.827cm" svg:x="13.032cm" svg:y="3.121cm">
                <text:p text:style-name="P1"><text:span text:style-name="T1">a-Si:H</text:span></text:p>
                <draw:enhanced-geometry svg:viewBox="0 0 21600 21600" draw:type="rectangle" draw:enhanced-path="M 0 0 L 21600 0 21600 21600 0 21600 0 0 Z N"/>
              </draw:custom-shape>
              <draw:custom-shape draw:name="직사각형 3" draw:style-name="gr3" draw:text-style-name="P2" draw:layer="layout" svg:width="9.8cm" svg:height="0.861cm" svg:x="10.2cm" svg:y="3.939cm">
                <text:p text:style-name="P1"><text:span text:style-name="T1">Glass Substrate</text:span></text:p>
                <draw:enhanced-geometry svg:viewBox="0 0 21600 21600" draw:type="rectangle" draw:enhanced-path="M 0 0 L 21600 0 21600 21600 0 21600 0 0 Z N"/>
              </draw:custom-shape>
              <draw:custom-shape draw:name="직사각형 4" draw:style-name="gr4" draw:text-style-name="P3" draw:layer="layout" svg:width="0.647cm" svg:height="0.306cm" svg:x="13.032cm" svg:y="3.503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4" draw:text-style-name="P3" draw:layer="layout" svg:width="0.689cm" svg:height="0.306cm" svg:x="16.478cm" svg:y="3.503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6" draw:text-style-name="P2" draw:layer="layout" svg:width="4.135cm" svg:height="0.827cm" svg:x="13.032cm" svg:y="2.316cm">
                <text:p text:style-name="P1"><text:span text:style-name="T1">a-SiNx:H</text:span></text:p>
                <draw:enhanced-geometry svg:viewBox="0 0 21600 21600" draw:type="rectangle" draw:enhanced-path="M 0 0 L 21600 0 21600 21600 0 21600 0 0 Z N"/>
              </draw:custom-shape>
              <draw:custom-shape draw:name="직사각형 4" draw:style-name="gr2" draw:text-style-name="P3" draw:layer="layout" svg:width="4.135cm" svg:height="0.23cm" svg:x="13.032cm" svg:y="2.086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8" draw:text-style-name="P2" draw:layer="layout" svg:width="4.135cm" svg:height="0.79cm" svg:x="13.032cm" svg:y="1.3cm">
                <text:p text:style-name="P1"><text:span text:style-name="T1">PR</text:span></text:p>
                <draw:enhanced-geometry svg:viewBox="0 0 21600 21600" draw:type="rectangle" draw:enhanced-path="M 0 0 L 21600 0 21600 21600 0 21600 0 0 Z N"/>
              </draw:custom-shape>
              <draw:custom-shape draw:name="직사각형 4" draw:style-name="gr2" draw:text-style-name="P3" draw:layer="layout" svg:width="2.369cm" svg:height="0.215cm" svg:x="11.31cm" svg:y="3.733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2" draw:text-style-name="P3" draw:layer="layout" svg:width="2.37cm" svg:height="0.216cm" svg:x="16.478cm" svg:y="3.724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name="직사각형 4" draw:style-name="gr9" draw:text-style-name="P3" draw:layer="layout" svg:width="9.75cm" svg:height="1.942cm" svg:x="10.25cm" svg:y="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직사각형 4" draw:style-name="gr10" draw:text-style-name="P5" draw:layer="layout" svg:width="9.75cm" svg:height="0.824cm" svg:x="10.25cm" svg:y="6cm">
            <text:p text:style-name="P4"><text:span text:style-name="T2">a-SiNx: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직사각형 4" draw:style-name="gr11" draw:text-style-name="P5" draw:layer="layout" svg:width="4.114cm" svg:height="0.824cm" svg:x="13.107cm" svg:y="7.829cm">
            <text:p text:style-name="P4"><text:span text:style-name="T2">a-Si: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직사각형 3" draw:style-name="gr12" draw:text-style-name="P5" draw:layer="layout" svg:width="9.75cm" svg:height="0.857cm" svg:x="10.25cm" svg:y="8.643cm">
            <text:p text:style-name="P4"><text:span text:style-name="T2">Glass Substr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직사각형 4" draw:style-name="gr13" draw:text-style-name="P3" draw:layer="layout" svg:width="0.643cm" svg:height="0.303cm" svg:x="13.107cm" svg:y="8.2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직사각형 4" draw:style-name="gr13" draw:text-style-name="P3" draw:layer="layout" svg:width="0.685cm" svg:height="0.303cm" svg:x="16.536cm" svg:y="8.2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직사각형 4" draw:style-name="gr14" draw:text-style-name="P5" draw:layer="layout" svg:width="4.114cm" svg:height="0.824cm" svg:x="13.107cm" svg:y="7.029cm">
            <text:p text:style-name="P4"><text:span text:style-name="T2">a-SiNx: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직사각형 4" draw:style-name="gr15" draw:text-style-name="P3" draw:layer="layout" svg:width="4.114cm" svg:height="0.228cm" svg:x="13.107cm" svg:y="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직사각형 4" draw:style-name="gr15" draw:text-style-name="P3" draw:layer="layout" svg:width="2.357cm" svg:height="0.214cm" svg:x="11.393cm" svg:y="8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직사각형 4" draw:style-name="gr15" draw:text-style-name="P3" draw:layer="layout" svg:width="2.357cm" svg:height="0.214cm" svg:x="16.536cm" svg:y="8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name="Group 40">
            <draw:custom-shape draw:name="직사각형 4" draw:style-name="gr16" draw:text-style-name="P3" draw:layer="layout" svg:width="1.507cm" svg:height="0.911cm" svg:x="18.493cm" svg:y="11.13cm">
              <text:p/>
              <draw:enhanced-geometry svg:viewBox="0 0 21600 21600" draw:type="rectangle" draw:enhanced-path="M 0 0 L 21600 0 21600 21600 0 21600 0 0 Z N"/>
            </draw:custom-shape>
            <draw:g draw:name="Group 38">
              <draw:custom-shape draw:name="직사각형 4" draw:style-name="gr2" draw:text-style-name="P3" draw:layer="layout" svg:width="0.913cm" svg:height="0.295cm" svg:x="17.674cm" svg:y="13.615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16" draw:text-style-name="P3" draw:layer="layout" svg:width="1.94cm" svg:height="0.911cm" svg:x="15.731cm" svg:y="11.13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16" draw:text-style-name="P3" draw:layer="layout" svg:width="1.942cm" svg:height="0.911cm" svg:x="12.642cm" svg:y="11.13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16" draw:text-style-name="P3" draw:layer="layout" svg:width="1.486cm" svg:height="2.15cm" svg:x="10.24cm" svg:y="12.014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16" draw:text-style-name="P3" draw:layer="layout" svg:width="1.505cm" svg:height="2.15cm" svg:x="18.493cm" svg:y="12.014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16" draw:text-style-name="P3" draw:layer="layout" svg:width="5.029cm" svg:height="2.15cm" svg:x="12.642cm" svg:y="12.014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5" draw:text-style-name="P5" draw:layer="layout" svg:width="4.116cm" svg:height="0.91cm" svg:x="13.1cm" svg:y="13.153cm">
                <text:p text:style-name="P4"><text:span text:style-name="T2">a-Si:H</text:span></text:p>
                <draw:enhanced-geometry svg:viewBox="0 0 21600 21600" draw:type="rectangle" draw:enhanced-path="M 0 0 L 21600 0 21600 21600 0 21600 0 0 Z N"/>
              </draw:custom-shape>
              <draw:custom-shape draw:name="직사각형 3" draw:style-name="gr3" draw:text-style-name="P5" draw:layer="layout" svg:width="9.755cm" svg:height="0.949cm" svg:x="10.24cm" svg:y="14.051cm">
                <text:p text:style-name="P4"><text:span text:style-name="T2">Glass Substrate</text:span></text:p>
                <draw:enhanced-geometry svg:viewBox="0 0 21600 21600" draw:type="rectangle" draw:enhanced-path="M 0 0 L 21600 0 21600 21600 0 21600 0 0 Z N"/>
              </draw:custom-shape>
              <draw:custom-shape draw:name="직사각형 4" draw:style-name="gr4" draw:text-style-name="P3" draw:layer="layout" svg:width="0.643cm" svg:height="0.336cm" svg:x="13.1cm" svg:y="13.574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4" draw:text-style-name="P3" draw:layer="layout" svg:width="0.686cm" svg:height="0.336cm" svg:x="16.53cm" svg:y="13.574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6" draw:text-style-name="P5" draw:layer="layout" svg:width="4.116cm" svg:height="0.909cm" svg:x="13.1cm" svg:y="12.269cm">
                <text:p text:style-name="P4"><text:span text:style-name="T2">a-SiNx:H</text:span></text:p>
                <draw:enhanced-geometry svg:viewBox="0 0 21600 21600" draw:type="rectangle" draw:enhanced-path="M 0 0 L 21600 0 21600 21600 0 21600 0 0 Z N"/>
              </draw:custom-shape>
              <draw:custom-shape draw:name="직사각형 4" draw:style-name="gr2" draw:text-style-name="P3" draw:layer="layout" svg:width="4.116cm" svg:height="0.252cm" svg:x="13.1cm" svg:y="12.014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2" draw:text-style-name="P3" draw:layer="layout" svg:width="2.36cm" svg:height="0.236cm" svg:x="11.383cm" svg:y="13.827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2" draw:text-style-name="P3" draw:layer="layout" svg:width="2.357cm" svg:height="0.237cm" svg:x="16.53cm" svg:y="13.817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16" draw:text-style-name="P3" draw:layer="layout" svg:width="1.486cm" svg:height="0.911cm" svg:x="10.24cm" svg:y="11.13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2" draw:text-style-name="P3" draw:layer="layout" svg:width="1.164cm" svg:height="0.231cm" svg:x="10.562cm" svg:y="10.899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2" draw:text-style-name="P3" draw:layer="layout" svg:width="1.124cm" svg:height="0.231cm" svg:x="18.493cm" svg:y="10.899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2" draw:text-style-name="P3" draw:layer="layout" svg:width="0.569cm" svg:height="0.231cm" svg:x="14.015cm" svg:y="10.899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2" draw:text-style-name="P3" draw:layer="layout" svg:width="0.57cm" svg:height="0.231cm" svg:x="15.731cm" svg:y="10.899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2" draw:text-style-name="P3" draw:layer="layout" svg:width="0.341cm" svg:height="0.231cm" svg:x="12.642cm" svg:y="10.899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2" draw:text-style-name="P3" draw:layer="layout" svg:width="0.341cm" svg:height="0.231cm" svg:x="17.33cm" svg:y="10.899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2" draw:text-style-name="P3" draw:layer="layout" svg:width="1.165cm" svg:height="0.23cm" svg:x="14.566cm" svg:y="11.784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2" draw:text-style-name="P3" draw:layer="layout" svg:width="0.931cm" svg:height="0.315cm" svg:x="11.726cm" svg:y="13.595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2" draw:text-style-name="P3" draw:layer="layout" svg:width="0.229cm" svg:height="2.758cm" svg:x="11.726cm" svg:y="10.899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2" draw:text-style-name="P3" draw:layer="layout" svg:width="0.227cm" svg:height="2.758cm" svg:x="12.433cm" svg:y="10.899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2" draw:text-style-name="P3" draw:layer="layout" svg:width="0.247cm" svg:height="3.011cm" svg:x="17.654cm" svg:y="10.899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2" draw:text-style-name="P3" draw:layer="layout" svg:width="0.228cm" svg:height="3.032cm" svg:x="18.359cm" svg:y="10.899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2" draw:text-style-name="P3" draw:layer="layout" svg:width="0.231cm" svg:height="0.99cm" svg:x="14.565cm" svg:y="10.899cm">
                <text:p/>
                <draw:enhanced-geometry svg:viewBox="0 0 21600 21600" draw:type="rectangle" draw:enhanced-path="M 0 0 L 21600 0 21600 21600 0 21600 0 0 Z N"/>
              </draw:custom-shape>
              <draw:custom-shape draw:name="직사각형 4" draw:style-name="gr2" draw:text-style-name="P3" draw:layer="layout" svg:width="0.231cm" svg:height="1.009cm" svg:x="15.5cm" svg:y="10.899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frame draw:style-name="gr17" draw:text-style-name="P7" draw:layer="layout" svg:width="2cm" svg:height="1.25cm" svg:x="5cm" svg:y="2.5cm">
            <draw:text-box>
              <text:p text:style-name="P6"><text:span text:style-name="T3">(a)</text:span></text:p>
            </draw:text-box>
          </draw:frame>
          <draw:frame draw:style-name="gr17" draw:text-style-name="P8" draw:layer="layout" svg:width="2cm" svg:height="1.25cm" svg:x="5cm" svg:y="5.5cm">
            <draw:text-box>
              <text:p text:style-name="P6"><text:span text:style-name="T4">(b)</text:span></text:p>
            </draw:text-box>
          </draw:frame>
          <draw:frame draw:style-name="gr17" draw:text-style-name="P8" draw:layer="layout" svg:width="2cm" svg:height="1.25cm" svg:x="5cm" svg:y="10.1cm">
            <draw:text-box>
              <text:p text:style-name="P6"><text:span text:style-name="T4">(c)</text:span></text:p>
            </draw:text-box>
          </draw:frame>
          <draw:frame draw:style-name="gr17" draw:text-style-name="P8" draw:layer="layout" svg:width="2cm" svg:height="1.25cm" svg:x="5cm" svg:y="15.05cm">
            <draw:text-box>
              <text:p text:style-name="P6"><text:span text:style-name="T4">(d)</text:span></text:p>
            </draw:text-box>
          </draw:frame>
          <draw:frame draw:style-name="gr17" draw:text-style-name="P8" draw:layer="layout" svg:width="2cm" svg:height="1.25cm" svg:x="14.5cm" svg:y="4.75cm">
            <draw:text-box>
              <text:p text:style-name="P6"><text:span text:style-name="T4">(e)</text:span></text:p>
            </draw:text-box>
          </draw:frame>
          <draw:frame draw:style-name="gr17" draw:text-style-name="P8" draw:layer="layout" svg:width="2cm" svg:height="1.25cm" svg:x="14.5cm" svg:y="9.5cm">
            <draw:text-box>
              <text:p text:style-name="P6"><text:span text:style-name="T4">(f)</text:span></text:p>
            </draw:text-box>
          </draw:frame>
          <draw:frame draw:style-name="gr17" draw:text-style-name="P8" draw:layer="layout" svg:width="2cm" svg:height="1.25cm" svg:x="14.5cm" svg:y="15cm">
            <draw:text-box>
              <text:p text:style-name="P6"><text:span text:style-name="T4">(h)</text:span></text:p>
            </draw:text-box>
          </draw:frame>
        </draw:g>
        <draw:g>
          <draw:custom-shape draw:name="직사각형 4" draw:style-name="gr5" draw:text-style-name="P2" draw:layer="layout" svg:width="4.135cm" svg:height="0.827cm" svg:x="8.832cm" svg:y="22.321cm">
            <text:p text:style-name="P2"><text:span text:style-name="T1">a-Si:H (~70 nm)</text:span></text:p>
            <draw:enhanced-geometry svg:viewBox="0 0 21600 21600" draw:type="rectangle" draw:enhanced-path="M 0 0 L 21600 0 21600 21600 0 21600 0 0 Z N"/>
          </draw:custom-shape>
          <draw:custom-shape draw:name="직사각형 3" draw:style-name="gr3" draw:text-style-name="P2" draw:layer="layout" svg:width="9.8cm" svg:height="0.861cm" svg:x="6cm" svg:y="23.139cm">
            <text:p text:style-name="P2"><text:span text:style-name="T1">Glass Substrate</text:span></text:p>
            <draw:enhanced-geometry svg:viewBox="0 0 21600 21600" draw:type="rectangle" draw:enhanced-path="M 0 0 L 21600 0 21600 21600 0 21600 0 0 Z N"/>
          </draw:custom-shape>
          <draw:custom-shape draw:name="직사각형 4" draw:style-name="gr4" draw:text-style-name="P3" draw:layer="layout" svg:width="0.647cm" svg:height="0.306cm" svg:x="8.832cm" svg:y="22.703cm">
            <text:p/>
            <draw:enhanced-geometry svg:viewBox="0 0 21600 21600" draw:type="rectangle" draw:enhanced-path="M 0 0 L 21600 0 21600 21600 0 21600 0 0 Z N"/>
          </draw:custom-shape>
          <draw:custom-shape draw:name="직사각형 4" draw:style-name="gr4" draw:text-style-name="P3" draw:layer="layout" svg:width="0.689cm" svg:height="0.306cm" svg:x="12.278cm" svg:y="22.703cm">
            <text:p/>
            <draw:enhanced-geometry svg:viewBox="0 0 21600 21600" draw:type="rectangle" draw:enhanced-path="M 0 0 L 21600 0 21600 21600 0 21600 0 0 Z N"/>
          </draw:custom-shape>
          <draw:custom-shape draw:name="직사각형 4" draw:style-name="gr6" draw:text-style-name="P2" draw:layer="layout" svg:width="4.135cm" svg:height="0.827cm" svg:x="8.832cm" svg:y="21.516cm">
            <text:p text:style-name="P2"><text:span text:style-name="T1">a-SiNx:H (300 nm)</text:span></text:p>
            <draw:enhanced-geometry svg:viewBox="0 0 21600 21600" draw:type="rectangle" draw:enhanced-path="M 0 0 L 21600 0 21600 21600 0 21600 0 0 Z N"/>
          </draw:custom-shape>
          <draw:custom-shape draw:name="직사각형 4" draw:style-name="gr2" draw:text-style-name="P3" draw:layer="layout" svg:width="4.135cm" svg:height="0.23cm" svg:x="8.832cm" svg:y="21.286cm">
            <text:p/>
            <draw:enhanced-geometry svg:viewBox="0 0 21600 21600" draw:type="rectangle" draw:enhanced-path="M 0 0 L 21600 0 21600 21600 0 21600 0 0 Z N"/>
          </draw:custom-shape>
          <draw:custom-shape draw:name="직사각형 4" draw:style-name="gr2" draw:text-style-name="P3" draw:layer="layout" svg:width="2.369cm" svg:height="0.215cm" svg:x="7.11cm" svg:y="22.933cm">
            <text:p/>
            <draw:enhanced-geometry svg:viewBox="0 0 21600 21600" draw:type="rectangle" draw:enhanced-path="M 0 0 L 21600 0 21600 21600 0 21600 0 0 Z N"/>
          </draw:custom-shape>
          <draw:custom-shape draw:name="직사각형 4" draw:style-name="gr2" draw:text-style-name="P3" draw:layer="layout" svg:width="2.37cm" svg:height="0.216cm" svg:x="12.278cm" svg:y="22.924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9" draw:layer="layout" svg:x1="13cm" svg:y1="22.808cm" svg:x2="14.5cm" svg:y2="21.5cm">
            <text:p/>
          </draw:line>
          <draw:line draw:style-name="gr18" draw:text-style-name="P9" draw:layer="layout" svg:x1="10.8cm" svg:y1="21.2cm" svg:x2="9.5cm" svg:y2="19.8cm">
            <text:p/>
          </draw:line>
          <draw:line draw:style-name="gr18" draw:text-style-name="P9" draw:layer="layout" svg:x1="8.3cm" svg:y1="22.9cm" svg:x2="7cm" svg:y2="21.5cm">
            <text:p/>
          </draw:line>
          <draw:frame draw:style-name="gr19" draw:text-style-name="P10" draw:layer="layout" svg:width="2.5cm" svg:height="0.721cm" svg:x="13.5cm" svg:y="20.779cm">
            <draw:text-box>
              <text:p text:style-name="P10">n+ (60 nm)</text:p>
            </draw:text-box>
          </draw:frame>
          <draw:frame draw:style-name="gr19" draw:text-style-name="P10" draw:layer="layout" svg:width="4cm" svg:height="0.721cm" svg:x="8.5cm" svg:y="19.179cm">
            <draw:text-box>
              <text:p text:style-name="P10">Al (100 nm)</text:p>
            </draw:text-box>
          </draw:frame>
          <draw:frame draw:style-name="gr19" draw:text-style-name="P10" draw:layer="layout" svg:width="2.5cm" svg:height="0.721cm" svg:x="6cm" svg:y="20.779cm">
            <draw:text-box>
              <text:p text:style-name="P10">Al (60 nm)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0800000008078E9D984.png" xlink:type="simple" xlink:show="embed" xlink:actuate="onLoad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은 돋움'" style:font-family-generic="roman" style:font-pitch="variable" fo:font-size="24pt" fo:language="en" fo:country="US" style:font-family-asian="'은 돋움'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은 돋움'" style:font-family-generic="roman" style:font-pitch="variable" fo:font-size="18pt" fo:font-style="normal" fo:text-shadow="none" style:text-underline-style="none" fo:font-weight="normal" style:letter-kerning="true" style:font-family-asian="'은 돋움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taris</meta:initial-creator>
    <meta:creation-date>2009-02-17T19:41:37</meta:creation-date>
    <dc:creator>taris</dc:creator>
    <dc:date>2009-03-06T11:43:39</dc:date>
    <meta:editing-cycles>14</meta:editing-cycles>
    <meta:editing-duration>PT00H58M31S</meta:editing-duration>
    <meta:document-statistic meta:object-count="105"/>
    <meta:user-defined meta:name="정보 1"/>
    <meta:user-defined meta:name="정보 2"/>
    <meta:user-defined meta:name="정보 3"/>
    <meta:user-defined meta:name="정보 4"/>
  </office:meta>
</office:document-meta>
</file>